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1.54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5.44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0.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7.988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82cm"/>
    </style:style>
    <style:style style:name="gr16" style:family="graphic" style:parent-style-name="objectwithoutfill">
      <style:graphic-properties draw:stroke="dash" draw:stroke-dash="Line_20_Style_20_9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.3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7.322cm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6600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ff3333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0000" fo:font-size="17pt" style:font-size-asian="17pt" style:font-size-complex="17pt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17pt" style:font-size-asian="17pt" style:font-size-complex="17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32cm" svg:y1="10.922cm" svg:x2="8.128cm" svg:y2="10.922cm">
          <text:p/>
        </draw:line>
        <draw:frame draw:style-name="gr2" draw:text-style-name="P2" draw:layer="layout" svg:width="4.655cm" svg:height="0.962cm" svg:x="3.048cm" svg:y="10.82cm">
          <draw:text-box>
            <text:p><text:span text:style-name="T1">A0</text:span><text:span text:style-name="T2">::close(void)</text:span></text:p>
          </draw:text-box>
        </draw:frame>
        <draw:custom-shape draw:style-name="gr3" draw:text-style-name="P1" xml:id="id1" draw:id="id1" draw:layer="layout" svg:width="12.192cm" svg:height="1.524cm" svg:x="5.588cm" svg:y="12.446cm">
          <text:p text:style-name="P1"><text:span text:style-name="T3">nsMultiplexInputStream</text:span><text:span text:style-name="T4"> </text:span><text:span text:style-name="T3">{</text:span><text:span text:style-name="T5">B0</text:span><text:span text:style-name="T3">,</text:span><text:span text:style-name="T5"> </text:span><text:span text:style-name="T6">A1</text:span><text:span text:style-name="T3">,</text:span><text:span text:style-name="T6"> A2</text:span><text:span text:style-name="T3">,</text:span><text:span text:style-name="T6"> A3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588cm" svg:y1="13.208cm" svg:x2="17.78cm" svg:y2="13.208cm">
          <text:p/>
        </draw:line>
        <draw:frame draw:style-name="gr2" draw:text-style-name="P2" draw:layer="layout" svg:width="4.655cm" svg:height="0.962cm" svg:x="10.414cm" svg:y="13.106cm">
          <draw:text-box>
            <text:p><text:span text:style-name="T1">A0</text:span><text:span text:style-name="T2">::close(void)</text:span></text:p>
          </draw:text-box>
        </draw:frame>
        <draw:custom-shape draw:style-name="gr4" draw:text-style-name="P1" xml:id="id2" draw:id="id2" draw:layer="layout" svg:width="6.096cm" svg:height="1.524cm" svg:x="2.032cm" svg:y="10.16cm">
          <text:p text:style-name="P1"><text:span text:style-name="T4">nsInputStream </text:span><text:span text:style-name="T3">{</text:span><text:span text:style-name="T5">A0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684cm" svg:y1="12.446cm" svg:x2="8.128cm" svg:y2="10.922cm" draw:start-shape="id1" draw:start-glue-point="0" draw:end-shape="id2" draw:end-glue-point="1" svg:d="M11684 12446v-1524h-3556">
          <text:p/>
        </draw:connector>
        <draw:line draw:style-name="gr1" draw:text-style-name="P1" draw:layer="layout" svg:x1="1.524cm" svg:y1="8.538cm" svg:x2="7.366cm" svg:y2="8.538cm">
          <text:p/>
        </draw:line>
        <draw:custom-shape draw:style-name="gr6" draw:text-style-name="P1" draw:layer="layout" svg:width="7.365cm" svg:height="1.524cm" svg:x="1.525cm" svg:y="7.776cm">
          <text:p text:style-name="P1"><text:span text:style-name="T4"><text:s/></text:span><text:span text:style-name="T3">nsSeekableStream</text:span><text:span text:style-name="T4"> </text:span><text:span text:style-name="T3">{</text:span><text:span text:style-name="T6">A1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3" draw:id="id3" draw:layer="layout" svg:x1="1.525cm" svg:y1="8.538cm" svg:x2="8.89cm" svg:y2="8.538cm">
          <text:p/>
        </draw:line>
        <draw:frame draw:style-name="gr7" draw:text-style-name="P3" xml:id="id6" draw:id="id6" draw:layer="layout" svg:width="6.996cm" svg:height="0.962cm" svg:x="1.525cm" svg:y="8.436cm">
          <draw:text-box>
            <text:p><text:span text:style-name="T7">A1</text:span><text:span text:style-name="T8">::f_B1(int p1, float p2)</text:span></text:p>
          </draw:text-box>
        </draw:frame>
        <draw:custom-shape draw:style-name="gr8" draw:text-style-name="P1" draw:layer="layout" svg:width="10.668cm" svg:height="1.524cm" svg:x="0.254cm" svg:y="5.334cm">
          <text:p text:style-name="P1"><text:span text:style-name="T3">nsIPCSerializableInputStream</text:span><text:span text:style-name="T4"> </text:span><text:span text:style-name="T3">{</text:span><text:span text:style-name="T6">A2</text:span><text:span text:style-name="T3">}</text:span></text:p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4" draw:id="id4" draw:layer="layout" svg:x1="0.254cm" svg:y1="6.096cm" svg:x2="10.922cm" svg:y2="6.096cm">
          <text:p/>
        </draw:line>
        <draw:line draw:style-name="gr1" draw:text-style-name="P1" draw:layer="layout" svg:x1="1.27cm" svg:y1="3.048cm" svg:x2="7.112cm" svg:y2="3.048cm">
          <text:p/>
        </draw:line>
        <draw:custom-shape draw:style-name="gr9" draw:text-style-name="P1" xml:id="id5" draw:id="id5" draw:layer="layout" svg:width="9.017cm" svg:height="1.524cm" svg:x="1.016cm" svg:y="2.286cm">
          <text:p text:style-name="P1"><text:span text:style-name="T3">nsCloneableInputStream</text:span><text:span text:style-name="T4"> </text:span><text:span text:style-name="T3">{</text:span><text:span text:style-name="T6">A3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016cm" svg:y1="3.048cm" svg:x2="10.033cm" svg:y2="3.048cm">
          <text:p/>
        </draw:line>
        <draw:connector draw:style-name="gr5" draw:text-style-name="P1" draw:layer="layout" draw:line-skew="-1.956cm" svg:x1="11.684cm" svg:y1="12.446cm" svg:x2="8.89cm" svg:y2="8.538cm" draw:start-shape="id1" draw:start-glue-point="0" draw:end-shape="id3" draw:end-glue-point="1" svg:d="M11684 12446v-3910h-2794v2">
          <text:p/>
        </draw:connector>
        <draw:connector draw:style-name="gr5" draw:text-style-name="P1" draw:layer="layout" draw:line-skew="-3.191cm" svg:x1="11.684cm" svg:y1="12.446cm" svg:x2="10.922cm" svg:y2="6.096cm" draw:start-shape="id1" draw:start-glue-point="0" draw:end-shape="id4" draw:end-glue-point="1" svg:d="M11684 12446v-6366h-762v16">
          <text:p/>
        </draw:connector>
        <draw:connector draw:style-name="gr5" draw:text-style-name="P1" draw:layer="layout" svg:x1="11.684cm" svg:y1="12.446cm" svg:x2="10.033cm" svg:y2="3.048cm" draw:start-shape="id1" draw:start-glue-point="0" draw:end-shape="id5" draw:end-glue-point="1" svg:d="M11684 12446v-9398h-1651">
          <text:p/>
        </draw:connector>
        <draw:line draw:style-name="gr1" draw:text-style-name="P1" draw:layer="layout" svg:x1="9.652cm" svg:y1="15.748cm" svg:x2="18.288cm" svg:y2="15.748cm">
          <text:p/>
        </draw:line>
        <draw:frame draw:style-name="gr10" draw:text-style-name="P3" xml:id="id7" draw:id="id7" draw:layer="layout" svg:width="4.498cm" svg:height="0.886cm" svg:x="11.431cm" svg:y="15.748cm">
          <draw:text-box>
            <text:p><text:span text:style-name="T7">X0</text:span><text:span text:style-name="T8">::f_X0(int p);</text:span></text:p>
          </draw:text-box>
        </draw:frame>
        <draw:custom-shape draw:style-name="gr11" draw:text-style-name="P1" draw:layer="layout" svg:width="8.636cm" svg:height="1.524cm" svg:x="9.652cm" svg:y="14.986cm">
          <text:p text:style-name="P1"><text:span text:style-name="T4">xpcAccessibleGeneric </text:span><text:span text:style-name="T3">{</text:span><text:span text:style-name="T6">X0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23cm" svg:y1="16.51cm" svg:x2="16.765cm" svg:y2="16.51cm">
          <text:p/>
        </draw:line>
        <draw:connector draw:style-name="gr12" draw:text-style-name="P1" draw:layer="layout" draw:type="curve" svg:x1="5.588cm" svg:y1="13.208cm" svg:x2="1.525cm" svg:y2="8.917cm" draw:start-shape="id1" draw:start-glue-point="3" draw:end-shape="id6" draw:end-glue-point="3" svg:d="M5588 13208c-6844 0-4813-4291-4063-4291">
          <text:p/>
        </draw:connector>
        <draw:connector draw:style-name="gr12" draw:text-style-name="P1" draw:layer="layout" draw:type="curve" draw:line-skew="0.434cm" svg:x1="5.588cm" svg:y1="13.208cm" svg:x2="11.431cm" svg:y2="16.191cm" draw:start-shape="id1" draw:end-shape="id7" draw:end-glue-point="3" svg:d="M5588 13208c-100 0-3022 2983 5843 2983">
          <text:p/>
        </draw:connector>
        <draw:frame draw:style-name="gr13" draw:text-style-name="P4" draw:layer="layout" svg:width="0.972cm" svg:height="1.14cm" svg:x="4.87cm" svg:y="5.842cm">
          <draw:text-box>
            <text:p><text:span text:style-name="T9">...</text:span></text:p>
          </draw:text-box>
        </draw:frame>
        <draw:frame draw:style-name="gr14" draw:text-style-name="P4" draw:layer="layout" svg:width="0.972cm" svg:height="0.962cm" svg:x="4.826cm" svg:y="2.848cm">
          <draw:text-box>
            <text:p><text:span text:style-name="T9">...</text:span></text:p>
          </draw:text-box>
        </draw:frame>
        <draw:frame draw:style-name="gr15" xml:id="id8" draw:id="id8" draw:layer="layout" svg:width="8.482cm" svg:height="0.962cm" svg:x="0.254cm" svg:y="16.002cm">
          <draw:text-box>
            <text:p>(&lt; than 10 classes inherited)</text:p>
          </draw:text-box>
        </draw:frame>
        <draw:connector draw:style-name="gr5" draw:text-style-name="P1" draw:layer="layout" draw:line-skew="-0.382cm" svg:x1="4.495cm" svg:y1="16.002cm" svg:x2="5.081cm" svg:y2="11.685cm" draw:start-shape="id8" draw:start-glue-point="0" draw:end-shape="id9" svg:d="M4495 16002v-2540h586v-1777">
          <text:p/>
        </draw:connector>
        <draw:line draw:style-name="gr16" draw:text-style-name="P1" draw:layer="layout" svg:x1="13.97cm" svg:y1="16.634cm" svg:x2="13.97cm" svg:y2="17.272cm">
          <text:p/>
        </draw:line>
        <draw:line draw:style-name="gr16" draw:text-style-name="P1" draw:layer="layout" svg:x1="13.97cm" svg:y1="14.348cm" svg:x2="13.97cm" svg:y2="14.986cm">
          <text:p/>
        </draw:line>
        <draw:connector draw:style-name="gr17" draw:text-style-name="P1" draw:layer="layout" svg:x1="15.494cm" svg:y1="3.452cm" svg:x2="17.008cm" svg:y2="3.454cm" svg:d="M15494 3452h757v2h757">
          <text:p/>
        </draw:connector>
        <draw:custom-shape draw:style-name="gr4" draw:text-style-name="P1" xml:id="id9" draw:id="id9" draw:layer="layout" svg:width="6.096cm" svg:height="1.524cm" svg:x="2.033cm" svg:y="10.161cm">
          <text:p text:style-name="P1"><text:span text:style-name="T3">nsInputStream</text:span><text:span text:style-name="T4"> </text:span><text:span text:style-name="T3">{</text:span><text:span text:style-name="T5">A0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446cm" svg:y1="5.103cm" svg:x2="20.066cm" svg:y2="5.103cm">
          <text:p/>
        </draw:line>
        <draw:frame draw:style-name="gr2" draw:text-style-name="P2" draw:layer="layout" svg:width="4.655cm" svg:height="0.962cm" svg:x="14.014cm" svg:y="6.502cm">
          <draw:text-box>
            <text:p><text:span text:style-name="T2">A0::close(void)</text:span></text:p>
          </draw:text-box>
        </draw:frame>
        <draw:custom-shape draw:style-name="gr18" draw:text-style-name="P1" draw:layer="layout" svg:width="7.62cm" svg:height="1.524cm" svg:x="12.446cm" svg:y="4.416cm">
          <text:p text:style-name="P1"><text:span text:style-name="T4">ClassName </text:span></text:p>
          <text:p text:style-name="P1"><text:span text:style-name="T10">functionName(paramete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6.996cm" svg:height="0.962cm" svg:x="1.525cm" svg:y="8.436cm">
          <draw:text-box>
            <text:p><text:span text:style-name="T7">A1</text:span><text:span text:style-name="T8">::f_B1(int p1, float p2)</text:span></text:p>
          </draw:text-box>
        </draw:frame>
        <draw:frame draw:style-name="gr10" draw:text-style-name="P3" draw:layer="layout" svg:width="4.498cm" svg:height="0.886cm" svg:x="14.224cm" svg:y="7.772cm">
          <draw:text-box>
            <text:p><text:span text:style-name="T7">X0</text:span><text:span text:style-name="T8">::f_X0(int p);</text:span></text:p>
          </draw:text-box>
        </draw:frame>
        <draw:connector draw:style-name="gr5" draw:text-style-name="P1" draw:layer="layout" svg:x1="15.504cm" svg:y1="1.014cm" svg:x2="17.018cm" svg:y2="1.016cm" svg:d="M15504 1014h757v2h757">
          <text:p/>
        </draw:connector>
        <draw:frame draw:style-name="gr19" draw:text-style-name="P2" draw:layer="layout" svg:width="1.662cm" svg:height="0.886cm" svg:x="15.356cm" svg:y="9.172cm">
          <draw:text-box>
            <text:p><text:span text:style-name="T9">{</text:span><text:span text:style-name="T2">A0</text:span><text:span text:style-name="T9">}</text:span></text:p>
          </draw:text-box>
        </draw:frame>
        <draw:frame draw:style-name="gr20" draw:text-style-name="P2" draw:layer="layout" svg:width="1.662cm" svg:height="0.962cm" svg:x="15.356cm" svg:y="10.566cm">
          <draw:text-box>
            <text:p><text:span text:style-name="T9">{</text:span><text:span text:style-name="T8">A1</text:span><text:span text:style-name="T9">}</text:span></text:p>
          </draw:text-box>
        </draw:frame>
        <draw:frame draw:style-name="gr21" draw:text-style-name="P5" draw:layer="layout" svg:width="8.128cm" svg:height="0.924cm" svg:x="12.192cm" svg:y="2.238cm">
          <draw:text-box>
            <text:p><text:span text:style-name="T11">2.further class inheritance</text:span></text:p>
          </draw:text-box>
        </draw:frame>
        <draw:frame draw:style-name="gr21" draw:text-style-name="P5" draw:layer="layout" svg:width="8.382cm" svg:height="0.924cm" svg:x="12.192cm" svg:y="3.454cm">
          <draw:text-box>
            <text:p><text:span text:style-name="T11">3.indirect call to vTable entry</text:span></text:p>
          </draw:text-box>
        </draw:frame>
        <draw:frame draw:style-name="gr21" draw:text-style-name="P5" draw:layer="layout" svg:width="5.588cm" svg:height="0.924cm" svg:x="12.192cm" svg:y="5.791cm">
          <draw:text-box>
            <text:p><text:span text:style-name="T11">4.class</text:span></text:p>
          </draw:text-box>
        </draw:frame>
        <draw:frame draw:style-name="gr22" draw:text-style-name="P5" draw:layer="layout" svg:width="7.874cm" svg:height="0.962cm" svg:x="12.192cm" svg:y="7.064cm">
          <draw:text-box>
            <text:p><text:span text:style-name="T11">5.legitimate vTable entry</text:span></text:p>
          </draw:text-box>
        </draw:frame>
        <draw:frame draw:style-name="gr23" draw:text-style-name="P5" draw:layer="layout" svg:width="7.747cm" svg:height="1.673cm" svg:x="12.192cm" svg:y="8.334cm">
          <draw:text-box>
            <text:p><text:span text:style-name="T11">6.illegitimate vTable entry</text:span></text:p>
          </draw:text-box>
        </draw:frame>
        <draw:frame draw:style-name="gr22" draw:text-style-name="P5" draw:layer="layout" svg:width="8.382cm" svg:height="0.962cm" svg:x="12.192cm" svg:y="9.804cm">
          <draw:text-box>
            <text:p><text:span text:style-name="T11">7.legitimate inherited vTable</text:span></text:p>
          </draw:text-box>
        </draw:frame>
        <draw:line draw:style-name="gr16" draw:text-style-name="P1" draw:layer="layout" svg:x1="15.721cm" svg:y1="2.194cm" svg:x2="16.51cm" svg:y2="2.194cm">
          <text:p/>
        </draw:line>
        <draw:frame draw:style-name="gr21" draw:text-style-name="P5" draw:layer="layout" svg:width="8.128cm" svg:height="0.924cm" svg:x="12.192cm" svg:y="1.016cm">
          <draw:text-box>
            <text:p><text:span text:style-name="T11">1.class inheritance</text:span></text:p>
          </draw:text-box>
        </draw:frame>
        <draw:frame draw:style-name="gr21" draw:text-style-name="P5" draw:layer="layout" svg:width="8.636cm" svg:height="0.924cm" svg:x="12.192cm" svg:y="11.281cm">
          <draw:text-box>
            <text:p><text:span text:style-name="T11">8.illegitimate inherited vTable</text:span></text:p>
          </draw:text-box>
        </draw:frame>
        <draw:custom-shape draw:style-name="gr24" draw:text-style-name="P1" draw:layer="layout" svg:width="8.128cm" svg:height="11.43cm" svg:x="12.192cm" svg:y="0.66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5.842cm" svg:height="0.962cm" svg:x="11.938cm" svg:y="-0.254cm">
          <draw:text-box>
            <text:p><text:span text:style-name="T12">Legend</text:span></text:p>
          </draw:text-box>
        </draw:frame>
        <draw:line draw:style-name="gr25" draw:text-style-name="P1" draw:layer="layout" svg:x1="12.192cm" svg:y1="1.727cm" svg:x2="20.32cm" svg:y2="1.727cm">
          <text:p/>
        </draw:line>
        <draw:line draw:style-name="gr25" draw:text-style-name="P1" draw:layer="layout" svg:x1="12.192cm" svg:y1="2.997cm" svg:x2="20.32cm" svg:y2="2.997cm">
          <text:p/>
        </draw:line>
        <draw:line draw:style-name="gr25" draw:text-style-name="P1" draw:layer="layout" svg:x1="12.192cm" svg:y1="4.318cm" svg:x2="20.32cm" svg:y2="4.318cm">
          <text:p/>
        </draw:line>
        <draw:line draw:style-name="gr25" draw:text-style-name="P1" draw:layer="layout" svg:x1="12.192cm" svg:y1="6.502cm" svg:x2="20.32cm" svg:y2="6.502cm">
          <text:p/>
        </draw:line>
        <draw:line draw:style-name="gr25" draw:text-style-name="P1" draw:layer="layout" svg:x1="12.192cm" svg:y1="7.924cm" svg:x2="20.32cm" svg:y2="7.924cm">
          <text:p/>
        </draw:line>
        <draw:line draw:style-name="gr25" draw:text-style-name="P1" draw:layer="layout" svg:x1="12.192cm" svg:y1="9.194cm" svg:x2="20.32cm" svg:y2="9.194cm">
          <text:p/>
        </draw:line>
        <draw:line draw:style-name="gr25" draw:text-style-name="P1" draw:layer="layout" svg:x1="12.192cm" svg:y1="10.668cm" svg:x2="20.32cm" svg:y2="10.668cm">
          <text:p/>
        </draw:line>
        <presentation:notes draw:style-name="dp2">
          <draw:page-thumbnail draw:style-name="gr2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574cm" fo:page-height="17.2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94cm" svg:height="7.047cm" svg:x="1.45cm" svg:y="2.397cm"/>
      <draw:page-thumbnail draw:layer="backgroundobjects" svg:width="8.394cm" svg:height="7.047cm" svg:x="1.45cm" svg:y="10.445cm"/>
      <draw:page-thumbnail draw:layer="backgroundobjects" svg:width="8.394cm" svg:height="7.047cm" svg:x="1.45cm" svg:y="18.493cm"/>
      <draw:page-thumbnail draw:layer="backgroundobjects" svg:width="8.394cm" svg:height="7.047cm" svg:x="11.745cm" svg:y="2.397cm"/>
      <draw:page-thumbnail draw:layer="backgroundobjects" svg:width="8.394cm" svg:height="7.047cm" svg:x="11.745cm" svg:y="10.445cm"/>
      <draw:page-thumbnail draw:layer="backgroundobjects" svg:width="8.394cm" svg:height="7.047cm" svg:x="11.745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21T10:47:48.376890615</meta:creation-date>
    <dc:date>2017-03-26T12:06:28</dc:date>
    <meta:editing-duration>PT3H5M27S</meta:editing-duration>
    <meta:editing-cycles>34</meta:editing-cycles>
    <meta:generator>OpenOffice/4.1.1$Unix OpenOffice.org_project/411m6$Build-9775</meta:generator>
    <meta:document-statistic meta:object-count="82"/>
  </office:meta>
</office:document-meta>
</file>